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78mm"/>
    </style:style>
    <style:style style:name="co2" style:family="table-column">
      <style:table-column-properties fo:break-before="auto" style:column-width="48.6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1,6N136,opto,6N136</text:p>
          </table:table-cell>
          <table:table-cell table:number-columns-repeated="3"/>
          <table:table-cell table:style-name="ce2" office:value-type="string" calcext:value-type="string">
            <text:p>Optoacoplador</text:p>
          </table:table-cell>
          <table:table-cell table:style-name="ce2" office:value-type="string" calcext:value-type="string">
            <text:p>6N136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D7,D,device,D</text:p>
          </table:table-cell>
          <table:table-cell table:number-columns-repeated="3"/>
          <table:table-cell table:style-name="ce2" office:value-type="string" calcext:value-type="string">
            <text:p>Diodo </text:p>
          </table:table-cell>
          <table:table-cell table:style-name="ce2" office:value-type="string" calcext:value-type="string">
            <text:p>1N4148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2,MIDI_IN,conn,DIN_5</text:p>
          </table:table-cell>
          <table:table-cell table:number-columns-repeated="3"/>
          <table:table-cell table:style-name="ce2" office:value-type="string" calcext:value-type="string">
            <text:p>Conector Din5 femea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ON1,BARREL_JACK,conn,BARREL_JACK</text:p>
          </table:table-cell>
          <table:table-cell table:number-columns-repeated="3"/>
          <table:table-cell table:style-name="ce2" office:value-type="string" calcext:value-type="string">
            <text:p>Jack conector fonte arduin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7,220,device,R</text:p>
          </table:table-cell>
          <table:table-cell table:number-columns-repeated="3"/>
          <table:table-cell table:style-name="ce2" office:value-type="string" calcext:value-type="string">
            <text:p>Header 8 pino femea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8,10k,device,R</text:p>
          </table:table-cell>
          <table:table-cell table:number-columns-repeated="3"/>
          <table:table-cell table:style-name="ce2" office:value-type="string" calcext:value-type="string">
            <text:p>Header 6 pino feme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16,220,device,R</text:p>
          </table:table-cell>
          <table:table-cell table:number-columns-repeated="3"/>
          <table:table-cell table:style-name="ce2" office:value-type="string" calcext:value-type="string">
            <text:p>Header 10 pino feme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14,220,device,R</text:p>
          </table:table-cell>
          <table:table-cell table:number-columns-repeated="3"/>
          <table:table-cell table:style-name="ce2" office:value-type="string" calcext:value-type="string">
            <text:p>LED verde alto brilho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5,MIDI_THRU,conn,DIN_5</text:p>
          </table:table-cell>
          <table:table-cell table:number-columns-repeated="3"/>
          <table:table-cell table:style-name="ce2" office:value-type="string" calcext:value-type="string">
            <text:p>Regulador</text:p>
          </table:table-cell>
          <table:table-cell table:style-name="ce2" office:value-type="string" calcext:value-type="string">
            <text:p>LM257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6,POWER,conn,CONN_01X08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3,ANALOG_IN,conn,CONN_01X06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4,DIGITAL_0-7,conn,CONN_01X08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1,DIGITAL_8-13,conn,CONN_01X1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4,330,device,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2,330,device,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3,330,device,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1,330,device,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5,330,device,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6,330,device,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1,LED,Berimbau-rescue,LED-RESCUE-Berimbau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2,LED,Berimbau-rescue,LED-RESCUE-Berimbau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3,LED,Berimbau-rescue,LED-RESCUE-Berimbau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4,LED,Berimbau-rescue,LED-RESCUE-Berimbau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5,LED,Berimbau-rescue,LED-RESCUE-Berimbau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6,LED,Berimbau-rescue,LED-RESCUE-Berimbau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9,100,device,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10,100,device,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11,10k,device,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12,10k,device,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13,10k,device,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15,10k,device,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3,LM2576,Texas Instruments,vreg,LM257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1,100uF,device,CP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L1,100uH,Berimbau-cache,INDUCTO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2,1000uF,device,CP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W1,SW_DIP_x04,switches,SW_DIP_x0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J4,RECEPTOR,conn,CONN_01X0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J3,EMITTER,conn,CONN_01X0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J2,SERVO,conn,CONN_01X0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J5,H_BRIDGE_POWER,conn,Screw_Terminal_1x0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J1,DCMOTOR,conn,CONN_01X0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J6,ARDUINO-POWER,conn,Screw_Terminal_1x0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U2,74HC14,74xx,74HC1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3,100nF,device,C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6,100nF,device,C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4,22nF,device,C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5,22nF,device,C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8,1N5822,diode,1N5822</text:p>
          </table:table-cell>
          <table:table-cell table:number-columns-repeated="1023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64" meta:object-count="0"/>
    <meta:generator>LibreOffice/5.1.6.2$Linux_X86_64 LibreOffice_project/10m0$Build-2</meta:generator>
  </office:meta>
</office:document-meta>
</file>